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25-02-0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89552" calcext:value-type="float">
            <text:p>169.3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24-02-20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98824" calcext:value-type="float">
            <text:p>168.8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23-02-16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3376" calcext:value-type="float">
            <text:p>168.7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22-02-15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6212" calcext:value-type="float">
            <text:p>169.3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21-02-09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9448" calcext:value-type="float">
            <text:p>169.3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20-02-05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5256" calcext:value-type="float">
            <text:p>168.5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9-02-1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71064" calcext:value-type="float">
            <text:p>167.7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8-02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54072" calcext:value-type="float">
            <text:p>167.4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7-02-08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13708" calcext:value-type="float">
            <text:p>167.1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6-02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78656" calcext:value-type="float">
            <text:p>166.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5-02-0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4504" calcext:value-type="float">
            <text:p>164.8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4-02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55808" calcext:value-type="float">
            <text:p>163.0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3-02-26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70224" calcext:value-type="float">
            <text:p>162.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2-02-22 2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35172" calcext:value-type="float">
            <text:p>162.3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10-02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998152" calcext:value-type="float">
            <text:p>161.9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9-02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7632" calcext:value-type="float">
            <text:p>161.6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8-02-21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647632" calcext:value-type="float">
            <text:p>161.6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7-02-2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6-02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85888" calcext:value-type="float">
            <text:p>159.8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5-02-2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589976" calcext:value-type="float">
            <text:p>160.5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4-02-19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3128" calcext:value-type="float">
            <text:p>158.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3-02-2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423104" calcext:value-type="float">
            <text:p>157.4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2-02-2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65448" calcext:value-type="float">
            <text:p>156.3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1-02-22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6136" calcext:value-type="float">
            <text:p>155.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2000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57272" calcext:value-type="float">
            <text:p>154.9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9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8576" calcext:value-type="float">
            <text:p>153.1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8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9096" calcext:value-type="float">
            <text:p>153.5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092" calcext:value-type="float">
            <text:p>152.1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6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092" calcext:value-type="float">
            <text:p>152.1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5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8656" calcext:value-type="float">
            <text:p>150.0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4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24568" calcext:value-type="float">
            <text:p>149.32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3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4048" calcext:value-type="float">
            <text:p>148.97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92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2304" calcext:value-type="float">
            <text:p>147.2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9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4384" calcext:value-type="float">
            <text:p>140.9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8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0816" calcext:value-type="float">
            <text:p>140.6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7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212" calcext:value-type="float">
            <text:p>138.8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8552" calcext:value-type="float">
            <text:p>138.5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5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0376" calcext:value-type="float">
            <text:p>137.1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1248" calcext:value-type="float">
            <text:p>138.0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4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0376" calcext:value-type="float">
            <text:p>137.1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4464" calcext:value-type="float">
            <text:p>137.8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3-02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5768" calcext:value-type="float">
            <text:p>136.0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2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1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22" calcext:value-type="float">
            <text:p>135.7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1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1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3592" calcext:value-type="float">
            <text:p>136.9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0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1328" calcext:value-type="float">
            <text:p>134.8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80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9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5328" calcext:value-type="float">
            <text:p>132.5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7672" calcext:value-type="float">
            <text:p>131.4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8-05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7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6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6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5-1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MAT0001382</text:p>
          </table:table-cell>
          <table:table-cell office:value-type="string" calcext:value-type="string">
            <text:p>1975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